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4300000235B827F8D1B94C10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26cm" fo:min-width="1.775cm"/>
    </style:style>
    <style:style style:name="gr3" style:family="graphic" style:parent-style-name="standard">
      <style:graphic-properties draw:textarea-horizontal-align="justify" draw:textarea-vertical-align="middle" draw:auto-grow-height="false" fo:min-height="1.851cm" fo:min-width="1.8cm"/>
    </style:style>
    <style:style style:name="gr4" style:family="graphic" style:parent-style-name="standard">
      <style:graphic-properties draw:textarea-horizontal-align="justify" draw:textarea-vertical-align="middle" draw:auto-grow-height="false" fo:min-height="1.32cm" fo:min-width="1.27cm"/>
    </style:style>
    <style:style style:name="gr5" style:family="graphic" style:parent-style-name="standard">
      <style:graphic-properties draw:textarea-horizontal-align="justify" draw:textarea-vertical-align="middle" draw:auto-grow-height="false" fo:min-height="1.096cm" fo:min-width="0.845cm"/>
    </style:style>
    <style:style style:name="gr6" style:family="graphic" style:parent-style-name="standard">
      <style:graphic-properties draw:textarea-horizontal-align="justify" draw:textarea-vertical-align="middle" draw:auto-grow-height="false" fo:min-height="0.475cm" fo:min-width="0.324cm"/>
    </style:style>
    <style:style style:name="gr7" style:family="graphic" style:parent-style-name="standard">
      <style:graphic-properties draw:textarea-horizontal-align="justify" draw:textarea-vertical-align="middle" draw:auto-grow-height="false" fo:min-height="0.339cm" fo:min-width="0.188cm"/>
    </style:style>
    <style:style style:name="gr8" style:family="graphic" style:parent-style-name="standard">
      <style:graphic-properties draw:textarea-horizontal-align="justify" draw:textarea-vertical-align="middle" draw:auto-grow-height="false" fo:min-height="0.384cm" fo:min-width="0.234cm"/>
    </style:style>
    <style:style style:name="gr9" style:family="graphic" style:parent-style-name="standard">
      <style:graphic-properties draw:textarea-horizontal-align="justify" draw:textarea-vertical-align="middle" draw:auto-grow-height="false" fo:min-height="0.185cm" fo:min-width="0.036cm"/>
    </style:style>
    <style:style style:name="gr10" style:family="graphic" style:parent-style-name="standard">
      <style:graphic-properties draw:stroke="none" svg:stroke-color="#000000" draw:fill="none" draw:fill-color="#ffffff" fo:min-height="2.15cm"/>
    </style:style>
    <style:style style:name="gr11" style:family="graphic" style:parent-style-name="standard">
      <style:graphic-properties draw:stroke="none" svg:stroke-color="#000000" draw:fill="none" draw:fill-color="#ffffff" fo:min-height="2.05cm"/>
    </style:style>
    <style:style style:name="gr12" style:family="graphic" style:parent-style-name="standard">
      <style:graphic-properties draw:textarea-horizontal-align="justify" draw:textarea-vertical-align="middle" draw:auto-grow-height="false" fo:min-height="2.014cm" fo:min-width="0.918cm"/>
    </style:style>
    <style:style style:name="gr13" style:family="graphic" style:parent-style-name="standard">
      <style:graphic-properties draw:textarea-horizontal-align="justify" draw:textarea-vertical-align="middle" draw:auto-grow-height="false" fo:min-height="1.756cm" fo:min-width="1.1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28cm" svg:height="4.322cm" svg:x="1.4cm" svg:y="3.4cm">
          <draw:image xlink:href="Pictures/100002010000024300000235B827F8D1B94C107A.png" xlink:type="simple" xlink:show="embed" xlink:actuate="onLoad">
            <text:p/>
          </draw:image>
        </draw:frame>
        <draw:custom-shape draw:style-name="gr2" draw:text-style-name="P1" draw:layer="layout" svg:width="3cm" svg:height="2.9cm" svg:x="6.8cm" svg:y="3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3cm" svg:height="2.8cm" svg:x="12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492.895394501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3cm" svg:height="2.8cm" svg:x="16.9cm" svg:y="3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492.895394501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2.4cm" svg:height="2.4cm" svg:x="21.9cm" svg:y="4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405.830903790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.8cm" svg:height="1.7cm" svg:x="22.2cm" svg:y="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7453.968253968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4cm" svg:height="1.3cm" svg:x="17.5cm" svg:y="11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822.222222222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5cm" svg:height="1.4cm" svg:x="12.3cm" svg:y="11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822.222222222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1.5cm" svg:height="1.4cm" svg:x="7.5cm" svg:y="11.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4877.9443254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" draw:text-style-name="P2" draw:layer="layout" svg:width="4.2cm" svg:height="2.4cm" svg:x="6.2cm" svg:y="7.4cm">
          <draw:text-box>
            <text:p>Conv layer 1</text:p>
            <text:p>50*50*20, 64 kernels</text:p>
          </draw:text-box>
        </draw:frame>
        <draw:frame draw:style-name="gr10" draw:text-style-name="P2" draw:layer="layout" svg:width="5.2cm" svg:height="2.4cm" svg:x="10.7cm" svg:y="7.3cm">
          <draw:text-box>
            <text:p>maxpool layer 1</text:p>
            <text:p>25*25*10, 64 kernels</text:p>
          </draw:text-box>
        </draw:frame>
        <draw:frame draw:style-name="gr10" draw:text-style-name="P2" draw:layer="layout" svg:width="4.2cm" svg:height="2.4cm" svg:x="16cm" svg:y="7.3cm">
          <draw:text-box>
            <text:p>Conv layer 2</text:p>
            <text:p>25*25*10, 64 kernels</text:p>
          </draw:text-box>
        </draw:frame>
        <draw:frame draw:style-name="gr10" draw:text-style-name="P2" draw:layer="layout" svg:width="5cm" svg:height="2.4cm" svg:x="21.1cm" svg:y="7.3cm">
          <draw:text-box>
            <text:p>maxpool layer 2</text:p>
            <text:p>13*13*5, 64 kernels</text:p>
          </draw:text-box>
        </draw:frame>
        <draw:frame draw:style-name="gr10" draw:text-style-name="P2" draw:layer="layout" svg:width="4.2cm" svg:height="2.4cm" svg:x="21.2cm" svg:y="13.4cm">
          <draw:text-box>
            <text:p>Conv layer 3</text:p>
            <text:p>13*13*5, 32 kernels</text:p>
          </draw:text-box>
        </draw:frame>
        <draw:frame draw:style-name="gr10" draw:text-style-name="P2" draw:layer="layout" svg:width="5cm" svg:height="2.4cm" svg:x="15.8cm" svg:y="13.4cm">
          <draw:text-box>
            <text:p>maxpool layer 3</text:p>
            <text:p>7*7*4, 32 kernels</text:p>
          </draw:text-box>
        </draw:frame>
        <draw:frame draw:style-name="gr10" draw:text-style-name="P2" draw:layer="layout" svg:width="4.2cm" svg:height="2.4cm" svg:x="10.9cm" svg:y="13.3cm">
          <draw:text-box>
            <text:p>Conv layer 4</text:p>
            <text:p>7*7*4, 32 kernels</text:p>
          </draw:text-box>
        </draw:frame>
        <draw:frame draw:style-name="gr11" draw:text-style-name="P2" draw:layer="layout" svg:width="4.3cm" svg:height="3.095cm" svg:x="6.2cm" svg:y="13.3cm">
          <draw:text-box>
            <text:p>Max pool layer 4</text:p>
            <text:p>3*3*2, 32 kernels</text:p>
          </draw:text-box>
        </draw:frame>
        <draw:custom-shape draw:style-name="gr12" draw:text-style-name="P1" draw:layer="layout" svg:width="1.909cm" svg:height="2.394cm" draw:transform="skewX (0.472286095589666) rotate (0.481012741849637) translate (8.987cm 17.209cm)">
          <text:p/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909cm" svg:height="2.394cm" draw:transform="skewX (0.472286095589666) rotate (0.481012741849637) translate (9.484cm 17.312cm)">
          <text:p/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909cm" svg:height="2.394cm" draw:transform="skewX (0.472286095589666) rotate (0.481012741849637) translate (10.2cm 17.312cm)">
          <text:p/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4" draw:text-style-name="P3" draw:layer="layout" svg:x1="5.7cm" svg:y1="5.6cm" svg:x2="6.4cm" svg:y2="5.6cm">
          <text:p/>
        </draw:line>
        <draw:line draw:style-name="gr14" draw:text-style-name="P3" draw:layer="layout" svg:x1="10.5cm" svg:y1="5.6cm" svg:x2="11.2cm" svg:y2="5.6cm">
          <text:p/>
        </draw:line>
        <draw:line draw:style-name="gr14" draw:text-style-name="P3" draw:layer="layout" svg:x1="5.7cm" svg:y1="5.6cm" svg:x2="6.4cm" svg:y2="5.6cm">
          <text:p/>
        </draw:line>
        <draw:line draw:style-name="gr14" draw:text-style-name="P3" draw:layer="layout" svg:x1="15.6cm" svg:y1="5.4cm" svg:x2="16.3cm" svg:y2="5.4cm">
          <text:p/>
        </draw:line>
        <draw:line draw:style-name="gr14" draw:text-style-name="P3" draw:layer="layout" svg:x1="20.7cm" svg:y1="5.4cm" svg:x2="21.4cm" svg:y2="5.4cm">
          <text:p/>
        </draw:line>
        <draw:line draw:style-name="gr14" draw:text-style-name="P3" draw:layer="layout" svg:x1="22.9cm" svg:y1="9.9cm" svg:x2="22.9cm" svg:y2="10.6cm">
          <text:p/>
        </draw:line>
        <draw:line draw:style-name="gr14" draw:text-style-name="P3" draw:layer="layout" svg:x1="21.3cm" svg:y1="12cm" svg:x2="20.4cm" svg:y2="12cm">
          <text:p/>
        </draw:line>
        <draw:line draw:style-name="gr14" draw:text-style-name="P3" draw:layer="layout" svg:x1="16cm" svg:y1="12cm" svg:x2="15.1cm" svg:y2="12cm">
          <text:p/>
        </draw:line>
        <draw:line draw:style-name="gr14" draw:text-style-name="P3" draw:layer="layout" svg:x1="11.1cm" svg:y1="12cm" svg:x2="10.2cm" svg:y2="12cm">
          <text:p/>
        </draw:line>
        <draw:line draw:style-name="gr14" draw:text-style-name="P3" draw:layer="layout" svg:x1="7.6cm" svg:y1="16.6cm" svg:x2="8.6cm" svg:y2="17.7cm">
          <text:p/>
        </draw:line>
        <draw:frame draw:style-name="gr15" draw:text-style-name="P2" draw:layer="layout" svg:width="7.3cm" svg:height="2.2cm" svg:x="13.1cm" svg:y="18.2cm">
          <draw:text-box>
            <text:p>3 Fully connected layers with 1024 nod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0T15:19:53.042750240</meta:creation-date>
    <dc:date>2018-01-20T16:13:06.356629928</dc:date>
    <meta:editing-duration>PT9M3S</meta:editing-duration>
    <meta:editing-cycles>1</meta:editing-cycles>
    <meta:generator>LibreOffice/5.1.6.2$Linux_X86_64 LibreOffice_project/10m0$Build-2</meta:generator>
    <meta:document-statistic meta:object-count="31"/>
  </office:meta>
</office:document-meta>
</file>